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5pt solid #000000" fo:border-bottom="0.05pt solid #000000"/>
    </style:style>
    <style:style style:name="Table1.B1" style:family="table-cell">
      <style:table-cell-properties fo:padding="0.097cm" fo:border-left="0.5pt solid #000000" fo:border-right="none" fo:border-top="0.5pt solid #000000" fo:border-bottom="0.05pt solid #000000"/>
    </style:style>
    <style:style style:name="Table1.C1" style:family="table-cell">
      <style:table-cell-properties fo:padding="0.097cm" fo:border-left="0.5pt solid #000000" fo:border-right="0.05pt solid #000000" fo:border-top="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5pt solid #000000" fo:border-right="none" fo:border-top="none" fo:border-bottom="0.05pt solid #000000"/>
    </style:style>
    <style:style style:name="Table1.C2" style:family="table-cell">
      <style:table-cell-properties fo:padding="0.097cm" fo:border-left="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2pt" officeooo:rsid="00166d65" officeooo:paragraph-rsid="00166d65" style:font-size-asian="10.5pt" style:font-size-complex="12pt"/>
    </style:style>
    <style:style style:name="P2" style:family="paragraph" style:parent-style-name="Standard">
      <style:paragraph-properties fo:text-align="start" style:justify-single-word="false"/>
      <style:text-properties fo:font-size="12pt" style:text-underline-style="none" officeooo:rsid="00166d65" officeooo:paragraph-rsid="00166d65" style:font-size-asian="10.5pt" style:font-size-complex="12pt"/>
    </style:style>
    <style:style style:name="P3" style:family="paragraph" style:parent-style-name="Standard">
      <style:paragraph-properties fo:text-align="start" style:justify-single-word="false"/>
      <style:text-properties fo:font-size="12pt" style:text-underline-style="none" officeooo:rsid="00166d65" officeooo:paragraph-rsid="000bcd94"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bcd94" officeooo:paragraph-rsid="000bcd94" style:font-size-asian="10.5pt" style:font-size-complex="12pt"/>
    </style:style>
    <style:style style:name="P5" style:family="paragraph" style:parent-style-name="Standard">
      <style:paragraph-properties fo:text-align="center" style:justify-single-word="false"/>
      <style:text-properties fo:font-size="12pt" style:text-underline-style="none" officeooo:rsid="000bcd94" officeooo:paragraph-rsid="000bcd94"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166d65" officeooo:paragraph-rsid="00166d65"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166d65" officeooo:paragraph-rsid="000bcd94" style:font-size-asian="10.5pt" style:font-size-complex="12pt"/>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officeooo:rsid="000bcd94" officeooo:paragraph-rsid="000bcd94"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0f5d2d" officeooo:paragraph-rsid="000f5d2d" style:font-size-asian="10.5pt" style:font-size-complex="12pt"/>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officeooo:rsid="0012d59b" officeooo:paragraph-rsid="0012d59b" style:font-size-asian="10.5pt" style:font-size-complex="12pt"/>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officeooo:rsid="0012d59b" officeooo:paragraph-rsid="00142785"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15c10b" officeooo:paragraph-rsid="0015c10b" style:font-size-asian="10.5pt" style:font-size-complex="12pt"/>
    </style:style>
    <style:style style:name="P13" style:family="paragraph" style:parent-style-name="Standard">
      <style:paragraph-properties fo:text-align="start" style:justify-single-word="false"/>
      <style:text-properties style:text-position="0% 100%" fo:font-size="12pt" style:text-underline-style="none" officeooo:rsid="00166d65" officeooo:paragraph-rsid="00166d65" style:font-size-asian="10.5pt" style:font-size-complex="12pt"/>
    </style:style>
    <style:style style:name="P14" style:family="paragraph" style:parent-style-name="Standard">
      <style:paragraph-properties fo:text-align="start" style:justify-single-word="false"/>
      <style:text-properties style:text-position="0% 100%" fo:font-size="12pt" style:text-underline-style="none" officeooo:rsid="000bcd94" officeooo:paragraph-rsid="000bcd94" style:font-size-asian="10.5pt" style:font-size-complex="12pt"/>
    </style:style>
    <style:style style:name="P15" style:family="paragraph" style:parent-style-name="Standard">
      <style:paragraph-properties fo:text-align="start" style:justify-single-word="false"/>
      <style:text-properties style:text-position="0% 100%" fo:font-size="12pt" style:text-underline-style="none" officeooo:rsid="000d5f01" officeooo:paragraph-rsid="000d5f01" style:font-size-asian="10.5pt" style:font-size-complex="12pt"/>
    </style:style>
    <style:style style:name="P16" style:family="paragraph" style:parent-style-name="Standard">
      <style:paragraph-properties fo:text-align="start" style:justify-single-word="false"/>
      <style:text-properties style:text-position="0% 100%" fo:font-size="12pt" style:text-underline-style="none" officeooo:rsid="000dc9d9" officeooo:paragraph-rsid="000dc9d9" style:font-size-asian="10.5pt" style:font-size-complex="12pt"/>
    </style:style>
    <style:style style:name="P17" style:family="paragraph" style:parent-style-name="Standard">
      <style:paragraph-properties fo:text-align="start" style:justify-single-word="false"/>
      <style:text-properties style:text-position="0% 100%" fo:font-size="12pt" style:text-underline-style="none" officeooo:rsid="000f0a59" officeooo:paragraph-rsid="000f0a59" style:font-size-asian="10.5pt" style:font-size-complex="12pt"/>
    </style:style>
    <style:style style:name="P18" style:family="paragraph" style:parent-style-name="Standard">
      <style:paragraph-properties fo:text-align="start" style:justify-single-word="false"/>
      <style:text-properties style:text-position="0% 100%" fo:font-size="12pt" style:text-underline-style="none" officeooo:rsid="000f5d2d" officeooo:paragraph-rsid="000f5d2d" style:font-size-asian="10.5pt" style:font-size-complex="12pt"/>
    </style:style>
    <style:style style:name="P19" style:family="paragraph" style:parent-style-name="Standard">
      <style:paragraph-properties fo:text-align="start" style:justify-single-word="false"/>
      <style:text-properties style:text-position="0% 100%" fo:font-size="12pt" style:text-underline-style="none" officeooo:rsid="0010e47f" officeooo:paragraph-rsid="0010e47f" style:font-size-asian="10.5pt" style:font-size-complex="12pt"/>
    </style:style>
    <style:style style:name="P20" style:family="paragraph" style:parent-style-name="Standard">
      <style:paragraph-properties fo:text-align="start" style:justify-single-word="false"/>
      <style:text-properties style:text-position="0% 100%" fo:font-size="12pt" style:text-underline-style="none" officeooo:rsid="0012d59b" officeooo:paragraph-rsid="0012d59b" style:font-size-asian="10.5pt" style:font-size-complex="12pt"/>
    </style:style>
    <style:style style:name="P21" style:family="paragraph" style:parent-style-name="Standard">
      <style:paragraph-properties fo:text-align="start" style:justify-single-word="false"/>
      <style:text-properties style:text-position="0% 100%" fo:font-size="12pt" style:text-underline-style="none" officeooo:rsid="0014af05" officeooo:paragraph-rsid="0012d59b" style:font-size-asian="10.5pt" style:font-size-complex="12pt"/>
    </style:style>
    <style:style style:name="P22" style:family="paragraph" style:parent-style-name="Standard">
      <style:paragraph-properties fo:text-align="start" style:justify-single-word="false"/>
      <style:text-properties style:text-position="0% 100%" fo:font-size="12pt" style:text-underline-style="none" officeooo:rsid="0014af05" officeooo:paragraph-rsid="0014af05" style:font-size-asian="10.5pt" style:font-size-complex="12pt"/>
    </style:style>
    <style:style style:name="P23" style:family="paragraph" style:parent-style-name="Standard">
      <style:paragraph-properties fo:text-align="start" style:justify-single-word="false"/>
      <style:text-properties style:text-position="0% 100%" fo:font-size="12pt" style:text-underline-style="none" officeooo:rsid="0015c10b" officeooo:paragraph-rsid="0015c10b" style:font-size-asian="10.5pt" style:font-size-complex="12pt"/>
    </style:style>
    <style:style style:name="P24" style:family="paragraph" style:parent-style-name="Standard">
      <style:paragraph-properties fo:text-align="start" style:justify-single-word="false"/>
      <style:text-properties style:text-position="0% 100%" fo:font-size="12pt" style:text-underline-style="none" officeooo:rsid="0016e615" officeooo:paragraph-rsid="0016e615" style:font-size-asian="10.5pt" style:font-size-complex="12pt"/>
    </style:style>
    <style:style style:name="P25" style:family="paragraph" style:parent-style-name="Standard">
      <style:paragraph-properties fo:text-align="start" style:justify-single-word="false"/>
      <style:text-properties style:text-position="0% 100%" fo:font-size="12pt" style:text-underline-style="none" officeooo:rsid="00184762" officeooo:paragraph-rsid="00184762" style:font-size-asian="10.5pt" style:font-size-complex="12pt"/>
    </style:style>
    <style:style style:name="P26" style:family="paragraph" style:parent-style-name="Standard">
      <style:paragraph-properties fo:text-align="start" style:justify-single-word="false"/>
      <style:text-properties style:text-position="0% 100%" fo:font-size="12pt" style:text-underline-style="none" officeooo:rsid="001f6dfc" officeooo:paragraph-rsid="001f6dfc" style:font-size-asian="10.5pt" style:font-size-complex="12pt"/>
    </style:style>
    <style:style style:name="P27" style:family="paragraph" style:parent-style-name="Standard">
      <style:paragraph-properties fo:text-align="start" style:justify-single-word="false"/>
      <style:text-properties style:text-position="0% 100%" fo:font-size="12pt" style:text-underline-style="none" officeooo:rsid="002058fa" officeooo:paragraph-rsid="002058fa" style:font-size-asian="10.5pt" style:font-size-complex="12pt"/>
    </style:style>
    <style:style style:name="P28" style:family="paragraph" style:parent-style-name="Standard">
      <style:paragraph-properties fo:text-align="start" style:justify-single-word="false"/>
      <style:text-properties style:text-position="0% 100%" fo:font-size="12pt" style:text-underline-style="none" fo:font-weight="normal" officeooo:rsid="0021820f" officeooo:paragraph-rsid="0021820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166d65" officeooo:paragraph-rsid="000bcd94" style:font-size-asian="10.5pt" style:font-size-complex="12pt"/>
    </style:style>
    <style:style style:name="P30"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0bcd94" officeooo:paragraph-rsid="000bcd94" style:font-size-asian="10.5pt" style:font-size-complex="12pt"/>
    </style:style>
    <style:style style:name="P31"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0dc9d9" officeooo:paragraph-rsid="000dc9d9" style:font-size-asian="10.5pt" style:font-size-complex="12pt"/>
    </style:style>
    <style:style style:name="P32"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0f0a59" officeooo:paragraph-rsid="000f0a59" style:font-size-asian="10.5pt" style:font-size-complex="12pt"/>
    </style:style>
    <style:style style:name="P33"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12d59b" officeooo:paragraph-rsid="0012d59b" style:font-size-asian="10.5pt" style:font-size-complex="12pt"/>
    </style:style>
    <style:style style:name="P34"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15c10b" officeooo:paragraph-rsid="0015c10b" style:font-size-asian="10.5pt" style:font-size-complex="12pt"/>
    </style:style>
    <style:style style:name="P35"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1f11c5" officeooo:paragraph-rsid="001f11c5" style:font-size-asian="10.5pt" style:font-size-complex="12pt"/>
    </style:style>
    <style:style style:name="P36"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1f6dfc" officeooo:paragraph-rsid="001f6dfc" style:font-size-asian="10.5pt" style:font-size-complex="12pt"/>
    </style:style>
    <style:style style:name="P37"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2058fa" officeooo:paragraph-rsid="002058fa" style:font-size-asian="10.5pt" style:font-size-complex="12pt"/>
    </style:style>
    <style:style style:name="P38"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35bc1" officeooo:paragraph-rsid="00235bc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480c8" officeooo:paragraph-rsid="002480c8"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61426" officeooo:paragraph-rsid="00261426"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7a353" officeooo:paragraph-rsid="0027a353"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95076" officeooo:paragraph-rsid="00295076"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officeooo:paragraph-rsid="00166d65"/>
    </style:style>
    <style:style style:name="P44" style:family="paragraph" style:parent-style-name="Standard">
      <style:paragraph-properties fo:text-align="center" style:justify-single-word="false"/>
      <style:text-properties fo:font-size="14pt" style:text-underline-style="solid" style:text-underline-width="auto" style:text-underline-color="font-color" officeooo:rsid="00166d65" style:font-size-asian="14pt" style:font-size-complex="14pt"/>
    </style:style>
    <style:style style:name="P45" style:family="paragraph" style:parent-style-name="Standard">
      <style:paragraph-properties fo:text-align="start" style:justify-single-word="false"/>
      <style:text-properties style:text-underline-style="solid" style:text-underline-width="auto" style:text-underline-color="font-color" officeooo:rsid="002fa6f1" officeooo:paragraph-rsid="002fa6f1"/>
    </style:style>
    <style:style style:name="P46" style:family="paragraph" style:parent-style-name="Standard">
      <style:paragraph-properties fo:text-align="start" style:justify-single-word="false"/>
      <style:text-properties officeooo:rsid="002c81e5" officeooo:paragraph-rsid="002c81e5"/>
    </style:style>
    <style:style style:name="P47" style:family="paragraph" style:parent-style-name="Standard" style:list-style-name="L2">
      <style:paragraph-properties fo:text-align="start" style:justify-single-word="false"/>
      <style:text-properties style:text-position="0% 100%" fo:font-size="12pt" style:text-underline-style="none" officeooo:rsid="00184762" officeooo:paragraph-rsid="001dc9fc" style:font-size-asian="10.5pt" style:font-size-complex="12pt"/>
    </style:style>
    <style:style style:name="P48" style:family="paragraph" style:parent-style-name="Standard" style:list-style-name="L2">
      <style:paragraph-properties fo:text-align="start" style:justify-single-word="false"/>
      <style:text-properties style:text-position="0% 100%" fo:font-size="12pt" style:text-underline-style="none" officeooo:rsid="00184762" officeooo:paragraph-rsid="00184762" style:font-size-asian="10.5pt" style:font-size-complex="12pt"/>
    </style:style>
    <style:style style:name="P49" style:family="paragraph" style:parent-style-name="Standard" style:list-style-name="L2">
      <style:paragraph-properties fo:text-align="start" style:justify-single-word="false"/>
      <style:text-properties style:text-position="0% 100%" fo:font-size="12pt" style:text-underline-style="none" officeooo:rsid="001b283d" officeooo:paragraph-rsid="001c958a" style:font-size-asian="10.5pt" style:font-size-complex="12pt"/>
    </style:style>
    <style:style style:name="P50" style:family="paragraph" style:parent-style-name="Standard">
      <style:paragraph-properties fo:text-align="start" style:justify-single-word="false"/>
      <style:text-properties style:text-position="0% 100%" fo:font-size="12pt" style:text-underline-style="none" officeooo:rsid="001f11c5" officeooo:paragraph-rsid="001f11c5" style:font-size-asian="10.5pt" style:font-size-complex="12pt"/>
    </style:style>
    <style:style style:name="P51" style:family="paragraph" style:parent-style-name="Standard">
      <style:paragraph-properties fo:text-align="start" style:justify-single-word="false"/>
      <style:text-properties style:text-position="0% 100%" fo:font-size="12pt" style:text-underline-style="none" officeooo:rsid="001f6dfc" officeooo:paragraph-rsid="001f6dfc" style:font-size-asian="10.5pt" style:font-size-complex="12pt"/>
    </style:style>
    <style:style style:name="P52" style:family="paragraph" style:parent-style-name="Standard">
      <style:paragraph-properties fo:text-align="start" style:justify-single-word="false"/>
      <style:text-properties style:text-position="0% 100%" fo:font-size="12pt" style:text-underline-style="none" officeooo:rsid="002058fa" officeooo:paragraph-rsid="002058fa" style:font-size-asian="10.5pt" style:font-size-complex="12pt"/>
    </style:style>
    <style:style style:name="P53" style:family="paragraph" style:parent-style-name="Standard">
      <style:paragraph-properties fo:text-align="start" style:justify-single-word="false"/>
      <style:text-properties style:text-position="0% 100%" fo:font-size="12pt" style:text-underline-style="none" officeooo:rsid="0021820f" officeooo:paragraph-rsid="0021820f" style:font-size-asian="10.5pt" style:font-size-complex="12pt"/>
    </style:style>
    <style:style style:name="P54" style:family="paragraph" style:parent-style-name="Standard" style:list-style-name="L3">
      <style:paragraph-properties fo:text-align="start" style:justify-single-word="false"/>
      <style:text-properties style:text-position="0% 100%" fo:font-size="12pt" style:text-underline-style="none" officeooo:rsid="0021820f" officeooo:paragraph-rsid="0021820f" style:font-size-asian="10.5pt" style:font-size-complex="12pt"/>
    </style:style>
    <style:style style:name="P55" style:family="paragraph" style:parent-style-name="Standard">
      <style:paragraph-properties fo:text-align="start" style:justify-single-word="false"/>
      <style:text-properties style:text-position="0% 100%" fo:font-size="12pt" style:text-underline-style="none" fo:font-weight="bold" officeooo:rsid="0021820f" officeooo:paragraph-rsid="0021820f" style:font-size-asian="10.5pt" style:font-weight-asian="bold" style:font-size-complex="12pt" style:font-weight-complex="bold"/>
    </style:style>
    <style:style style:name="P56" style:family="paragraph" style:parent-style-name="Standard">
      <style:paragraph-properties fo:text-align="start" style:justify-single-word="false"/>
      <style:text-properties style:text-position="0% 100%" fo:font-size="12pt" style:text-underline-style="none" fo:font-weight="normal" officeooo:rsid="00235bc1" officeooo:paragraph-rsid="00235bc1"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text-position="0% 100%" fo:font-size="12pt" style:text-underline-style="none" fo:font-weight="normal" officeooo:rsid="002480c8" officeooo:paragraph-rsid="002480c8"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text-position="0% 100%" fo:font-size="12pt" style:text-underline-style="none" fo:font-weight="normal" officeooo:rsid="00261426" officeooo:paragraph-rsid="00261426"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text-position="0% 100%" fo:font-size="12pt" style:text-underline-style="none" fo:font-weight="normal" officeooo:rsid="0027a353" officeooo:paragraph-rsid="00261426"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text-position="0% 100%" fo:font-size="12pt" style:text-underline-style="none" fo:font-weight="normal" officeooo:rsid="0027a353" officeooo:paragraph-rsid="0027a353"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text-position="0% 100%" fo:font-size="12pt" style:text-underline-style="none" fo:font-weight="normal" officeooo:rsid="00295076" officeooo:paragraph-rsid="00295076"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text-position="0% 100%" fo:font-size="12pt" style:text-underline-style="none" fo:font-weight="normal" officeooo:rsid="00295076" officeooo:paragraph-rsid="0029507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text-position="0% 100%" fo:font-size="12pt" style:text-underline-style="none" fo:font-weight="normal" officeooo:rsid="002a89db" officeooo:paragraph-rsid="00295076"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text-position="0% 100%" fo:font-size="12pt" style:text-underline-style="none" fo:font-weight="normal" officeooo:rsid="002c81e5" officeooo:paragraph-rsid="002c81e5"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text-position="0% 100%" fo:font-size="12pt" style:text-underline-style="none" fo:font-weight="normal" officeooo:rsid="002c81e5" officeooo:paragraph-rsid="002c81e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text-position="0% 100%" fo:font-size="12pt" style:text-underline-style="none" fo:font-weight="normal" officeooo:rsid="002e40e1" officeooo:paragraph-rsid="002e40e1"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text-position="0% 100%" fo:font-size="12pt" style:text-underline-style="none" fo:font-weight="normal" officeooo:rsid="002fa6f1" officeooo:paragraph-rsid="002fa6f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text-position="0% 100%" fo:font-size="12pt" style:text-underline-style="solid" style:text-underline-width="auto" style:text-underline-color="font-color" officeooo:rsid="0021820f" officeooo:paragraph-rsid="0021820f" style:font-size-asian="10.5pt" style:font-size-complex="12pt"/>
    </style:style>
    <style:style style:name="P69"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c81e5" officeooo:paragraph-rsid="002c81e5"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normal" officeooo:rsid="002fa6f1" officeooo:paragraph-rsid="002fa6f1" style:font-size-asian="10.5pt" style:font-weight-asian="normal" style:font-size-complex="12pt" style:font-weight-complex="normal"/>
    </style:style>
    <style:style style:name="P71" style:family="paragraph" style:parent-style-name="Standard" style:list-style-name="L2">
      <style:paragraph-properties fo:text-align="start" style:justify-single-word="false"/>
      <style:text-properties officeooo:paragraph-rsid="001dc9fc"/>
    </style:style>
    <style:style style:name="P72" style:family="paragraph" style:parent-style-name="Standard" style:list-style-name="L2">
      <style:paragraph-properties fo:text-align="start" style:justify-single-word="false"/>
      <style:text-properties officeooo:rsid="001c958a" officeooo:paragraph-rsid="001c958a"/>
    </style:style>
    <style:style style:name="P73" style:family="paragraph" style:parent-style-name="Standard" style:list-style-name="L4">
      <style:paragraph-properties fo:text-align="start" style:justify-single-word="false"/>
      <style:text-properties officeooo:rsid="00295076" officeooo:paragraph-rsid="00295076"/>
    </style:style>
    <style:style style:name="P74" style:family="paragraph" style:parent-style-name="Table_20_Contents" style:list-style-name="L1">
      <style:paragraph-properties fo:text-align="start" style:justify-single-word="false"/>
      <style:text-properties fo:font-size="12pt" officeooo:rsid="00166d65" officeooo:paragraph-rsid="00166d65" style:font-size-asian="10.5pt" style:font-size-complex="12pt"/>
    </style:style>
    <style:style style:name="P75" style:family="paragraph" style:parent-style-name="Table_20_Contents" style:list-style-name="L1">
      <style:paragraph-properties fo:text-align="start" style:justify-single-word="false"/>
      <style:text-properties fo:font-size="12pt" officeooo:rsid="00166d65" officeooo:paragraph-rsid="0016bcd8" style:font-size-asian="10.5pt" style:font-size-complex="12pt"/>
    </style:style>
    <style:style style:name="P76" style:family="paragraph" style:parent-style-name="Table_20_Contents" style:list-style-name="L1">
      <style:paragraph-properties fo:text-align="start" style:justify-single-word="false"/>
      <style:text-properties fo:font-size="12pt" officeooo:rsid="0016bcd8" officeooo:paragraph-rsid="0016bcd8" style:font-size-asian="10.5pt" style:font-size-complex="12pt"/>
    </style:style>
    <style:style style:name="P77" style:family="paragraph" style:parent-style-name="Table_20_Contents" style:list-style-name="L1">
      <style:paragraph-properties fo:text-align="start" style:justify-single-word="false"/>
      <style:text-properties fo:font-size="12pt" style:font-size-asian="10.5pt" style:font-size-complex="12pt"/>
    </style:style>
    <style:style style:name="P78" style:family="paragraph" style:parent-style-name="Table_20_Contents" style:list-style-name="L1">
      <style:paragraph-properties fo:text-align="start" style:justify-single-word="false"/>
      <style:text-properties fo:font-size="12pt" officeooo:rsid="00368a0b" officeooo:paragraph-rsid="00166d65" style:font-size-asian="10.5pt" style:font-size-complex="12pt"/>
    </style:style>
    <style:style style:name="P79" style:family="paragraph">
      <style:paragraph-properties fo:text-align="center"/>
    </style:style>
    <style:style style:name="T1" style:family="text">
      <style:text-properties officeooo:rsid="0016bcd8"/>
    </style:style>
    <style:style style:name="T2" style:family="text">
      <style:text-properties style:text-underline-style="none"/>
    </style:style>
    <style:style style:name="T3" style:family="text">
      <style:text-properties style:text-underline-style="none" officeooo:rsid="0021820f"/>
    </style:style>
    <style:style style:name="T4" style:family="text">
      <style:text-properties style:text-underline-style="none" officeooo:rsid="00295076"/>
    </style:style>
    <style:style style:name="T5" style:family="text">
      <style:text-properties style:text-underline-style="none" officeooo:rsid="00368a0b"/>
    </style:style>
    <style:style style:name="T6" style:family="text">
      <style:text-properties style:text-position="sub 58%" style:text-underline-style="none"/>
    </style:style>
    <style:style style:name="T7" style:family="text">
      <style:text-properties style:text-position="sub 58%" fo:font-size="12pt" style:text-underline-style="none" officeooo:rsid="00166d65" style:font-size-asian="10.5pt" style:font-size-complex="12pt"/>
    </style:style>
    <style:style style:name="T8" style:family="text">
      <style:text-properties style:text-position="0% 100%"/>
    </style:style>
    <style:style style:name="T9" style:family="text">
      <style:text-properties style:text-position="0% 100%" style:text-underline-style="none"/>
    </style:style>
    <style:style style:name="T10" style:family="text">
      <style:text-properties style:text-position="0% 100%" style:text-underline-style="none" officeooo:rsid="0010e47f"/>
    </style:style>
    <style:style style:name="T11" style:family="text">
      <style:text-properties style:text-position="0% 100%" style:text-underline-style="none" officeooo:rsid="00142785"/>
    </style:style>
    <style:style style:name="T12" style:family="text">
      <style:text-properties style:text-position="0% 100%" style:text-underline-style="none" fo:background-color="#ffff00" loext:char-shading-value="0"/>
    </style:style>
    <style:style style:name="T13" style:family="text">
      <style:text-properties style:text-position="0% 100%" style:text-underline-style="none" officeooo:rsid="00142785" fo:background-color="#ffff00" loext:char-shading-value="0"/>
    </style:style>
    <style:style style:name="T14" style:family="text">
      <style:text-properties style:text-position="0% 100%" style:text-underline-style="none" officeooo:rsid="0035d13c"/>
    </style:style>
    <style:style style:name="T15" style:family="text">
      <style:text-properties style:text-position="0% 100%" fo:font-size="12pt" style:text-underline-style="none" style:font-size-asian="10.5pt" style:font-size-complex="12pt"/>
    </style:style>
    <style:style style:name="T16" style:family="text">
      <style:text-properties style:text-position="0% 100%" fo:font-size="12pt" style:text-underline-style="none" officeooo:rsid="00166d65" style:font-size-asian="10.5pt" style:font-size-complex="12pt"/>
    </style:style>
    <style:style style:name="T17" style:family="text">
      <style:text-properties style:text-position="0% 100%" fo:font-size="12pt" style:text-underline-style="none" officeooo:rsid="00184762" style:font-size-asian="10.5pt" style:font-size-complex="12pt"/>
    </style:style>
    <style:style style:name="T18" style:family="text">
      <style:text-properties style:text-position="0% 100%" fo:font-size="12pt" style:text-underline-style="none" officeooo:rsid="0018753b" style:font-size-asian="10.5pt" style:font-size-complex="12pt"/>
    </style:style>
    <style:style style:name="T19" style:family="text">
      <style:text-properties style:text-position="0% 100%" fo:font-size="12pt" style:text-underline-style="none" officeooo:rsid="001a5db9" style:font-size-asian="10.5pt" style:font-size-complex="12pt"/>
    </style:style>
    <style:style style:name="T20" style:family="text">
      <style:text-properties style:text-position="0% 100%" fo:font-size="12pt" style:text-underline-style="none" officeooo:rsid="001b283d" style:font-size-asian="10.5pt" style:font-size-complex="12pt"/>
    </style:style>
    <style:style style:name="T21" style:family="text">
      <style:text-properties style:text-position="0% 100%" fo:font-size="12pt" style:text-underline-style="none" fo:font-weight="normal" style:font-size-asian="10.5pt" style:font-weight-asian="normal" style:font-size-complex="12pt" style:font-weight-complex="normal"/>
    </style:style>
    <style:style style:name="T22" style:family="text">
      <style:text-properties style:text-position="0% 100%" fo:font-size="12pt" style:text-underline-style="none" fo:font-weight="normal" officeooo:rsid="002a89db" style:font-size-asian="10.5pt" style:font-weight-asian="normal" style:font-size-complex="12pt" style:font-weight-complex="normal"/>
    </style:style>
    <style:style style:name="T23" style:family="text">
      <style:text-properties style:text-position="0% 100%" fo:font-size="12pt" style:text-underline-style="none" fo:font-weight="normal" officeooo:rsid="002e40e1" style:font-size-asian="10.5pt" style:font-weight-asian="normal" style:font-size-complex="12pt" style:font-weight-complex="normal"/>
    </style:style>
    <style:style style:name="T24" style:family="text">
      <style:text-properties style:text-position="0% 100%" fo:font-size="12pt" style:text-underline-style="none" fo:font-weight="normal" officeooo:rsid="00368a0b" style:font-size-asian="10.5pt" style:font-weight-asian="normal" style:font-size-complex="12pt" style:font-weight-complex="normal"/>
    </style:style>
    <style:style style:name="T25" style:family="text">
      <style:text-properties style:text-position="0% 100%" officeooo:rsid="0016e615"/>
    </style:style>
    <style:style style:name="T26" style:family="text">
      <style:text-properties fo:font-size="12pt" style:text-underline-style="none" officeooo:rsid="00166d65" style:font-size-asian="10.5pt" style:font-size-complex="12pt"/>
    </style:style>
    <style:style style:name="T27" style:family="text">
      <style:text-properties style:text-position="super 58%"/>
    </style:style>
    <style:style style:name="T28" style:family="text">
      <style:text-properties style:text-position="super 58%" style:text-underline-style="none"/>
    </style:style>
    <style:style style:name="T29" style:family="text">
      <style:text-properties officeooo:rsid="001e3d98"/>
    </style:style>
    <style:style style:name="T30" style:family="text">
      <style:text-properties officeooo:rsid="00235bc1"/>
    </style:style>
    <style:style style:name="T31" style:family="text">
      <style:text-properties officeooo:rsid="0035d13c"/>
    </style:style>
    <style:style style:name="T32" style:family="text">
      <style:text-properties officeooo:rsid="00368a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L’adressage des protéines</text:p>
      <text:p text:style-name="P2"/>
      <text:p text:style-name="P2">Les protéines sont traduites dans le cytoplasme. On peut se demander comment elles vont rejoindre leur compartiment de destination : Il y a un mécanisme co-traductionnel et post-traductionnel. Associé à l’adressage, il y a la maturation des protéines.</text:p>
      <text:p text:style-name="P2"/>
      <table:table table:name="Table1" table:style-name="Table1">
        <table:table-column table:style-name="Table1.A" table:number-columns-repeated="3"/>
        <table:table-row>
          <table:table-cell table:style-name="Table1.A1" office:value-type="string">
            <text:p text:style-name="P1">Transfert</text:p>
          </table:table-cell>
          <table:table-cell table:style-name="Table1.B1" office:value-type="string">
            <text:p text:style-name="P1">Co-traductionnel</text:p>
          </table:table-cell>
          <table:table-cell table:style-name="Table1.C1" office:value-type="string">
            <text:p text:style-name="P1">Post-traductionnel</text:p>
          </table:table-cell>
        </table:table-row>
        <table:table-row>
          <table:table-cell table:style-name="Table1.A2" office:value-type="string">
            <text:p text:style-name="P1">Ribosome</text:p>
          </table:table-cell>
          <table:table-cell table:style-name="Table1.B2" office:value-type="string">
            <text:p text:style-name="P1">Accroché au REG</text:p>
          </table:table-cell>
          <table:table-cell table:style-name="Table1.C2" office:value-type="string">
            <text:p text:style-name="P1">Libre dans le cytoplasme</text:p>
          </table:table-cell>
        </table:table-row>
        <table:table-row>
          <table:table-cell table:style-name="Table1.A2" office:value-type="string">
            <text:p text:style-name="P1">Compartiment de destination</text:p>
          </table:table-cell>
          <table:table-cell table:style-name="Table1.B2" office:value-type="string">
            <text:list xml:id="list9122676459881576985" text:style-name="L1">
              <text:list-item>
                <text:p text:style-name="P74">Lysosomes</text:p>
              </text:list-item>
              <text:list-item>
                <text:p text:style-name="P74">extérieur</text:p>
              </text:list-item>
              <text:list-item>
                <text:p text:style-name="P76">Protéine des membranes :</text:p>
                <text:p text:style-name="P75">Membrane plasmique Noyau</text:p>
                <text:p text:style-name="P74">RE</text:p>
                <text:p text:style-name="P74">Golgi</text:p>
                <text:p text:style-name="P74">Lysosome</text:p>
                <text:p text:style-name="P78">Vacuole</text:p>
              </text:list-item>
              <text:list-item>
                <text:p text:style-name="P74">Golgi</text:p>
              </text:list-item>
              <text:list-item>
                <text:p text:style-name="P74">RE</text:p>
              </text:list-item>
              <text:list-item>
                <text:p text:style-name="P78">Vacuole</text:p>
              </text:list-item>
            </text:list>
          </table:table-cell>
          <table:table-cell table:style-name="Table1.C2" office:value-type="string">
            <text:list xml:id="list221511261839982" text:continue-numbering="true" text:style-name="L1">
              <text:list-item>
                <text:p text:style-name="P77">N<text:span text:style-name="T1">oyau</text:span></text:p>
              </text:list-item>
              <text:list-item>
                <text:p text:style-name="P76">Mitochondrie</text:p>
              </text:list-item>
              <text:list-item>
                <text:p text:style-name="P76">Chloroplaste</text:p>
              </text:list-item>
              <text:list-item>
                <text:p text:style-name="P76">Péroxysome, glyoxysome</text:p>
              </text:list-item>
              <text:list-item>
                <text:p text:style-name="P76">Protéine périphérique de la membrane plasmique (coté cytoplasmique)</text:p>
              </text:list-item>
              <text:list-item>
                <text:p text:style-name="P76">Cytoplasme</text:p>
              </text:list-item>
            </text:list>
          </table:table-cell>
        </table:table-row>
      </table:table>
      <text:p text:style-name="P2"/>
      <text:p text:style-name="P43"><text:bookmark-start text:name="__DdeLink__1099_1664626407"/><text:span text:style-name="T26">L</text:span><text:bookmark-end text:name="__DdeLink__1099_1664626407"/><text:span text:style-name="T26">es ARN</text:span><text:span text:style-name="T7">m</text:span><text:span text:style-name="T16"> vont s’associer à un ribosome libre au départ pour la traduction.</text:span></text:p>
      <text:p text:style-name="P13"/>
      <text:p text:style-name="P14">Fig 1</text:p>
      <text:p text:style-name="P14"/>
      <text:p text:style-name="P6"/>
      <text:p text:style-name="P5">ARNm : traduction cytoplasme</text:p>
      <text:p text:style-name="P5">Association avec un ribosome libre</text:p>
      <text:p text:style-name="P4"><draw:line text:anchor-type="paragraph" draw:z-index="0" draw:name="Shape1" draw:style-name="gr1" draw:text-style-name="P79" svg:x1="4.584cm" svg:y1="0.689cm" svg:x2="6.073cm" svg:y2="0.028cm"><text:p/></draw:line><draw:line text:anchor-type="paragraph" draw:z-index="1" draw:name="Shape2" draw:style-name="gr1" draw:text-style-name="P79" svg:x1="11.067cm" svg:y1="0.095cm" svg:x2="11.564cm" svg:y2="0.756cm"><text:p/></draw:line></text:p>
      <text:p text:style-name="P4"/>
      <text:p text:style-name="P4">Les 1<text:span text:style-name="T27">er</text:span><text:span text:style-name="T8"> a.a sont traduits et<text:tab/><text:tab/><text:tab/><text:tab/><text:tab/><text:tab/>pas de séquence particulière </text:span></text:p>
      <text:p text:style-name="P14"><draw:line text:anchor-type="paragraph" draw:z-index="2" draw:name="Shape3" draw:style-name="gr1" draw:text-style-name="P79" svg:x1="12.076cm" svg:y1="0.145cm" svg:x2="12.06cm" svg:y2="0.822cm"><text:p/></draw:line>comportent une séquence particulière</text:p>
      <text:p text:style-name="P14"><draw:line text:anchor-type="paragraph" draw:z-index="4" draw:name="Shape5" draw:style-name="gr1" draw:text-style-name="P79" svg:x1="2.387cm" svg:y1="0cm" svg:x2="2.387cm" svg:y2="0.512cm"><text:p/></draw:line></text:p>
      <text:p text:style-name="P14">Le ribosome s’accroche au REG<text:tab/><text:tab/><text:tab/><text:tab/>le ribosome reste libre dans le cytoplasme</text:p>
      <text:p text:style-name="P14"><draw:line text:anchor-type="paragraph" draw:z-index="3" draw:name="Shape4" draw:style-name="gr1" draw:text-style-name="P79" svg:x1="12.021cm" svg:y1="0.051cm" svg:x2="12.063cm" svg:y2="0.596cm"><text:p/></draw:line><draw:line text:anchor-type="paragraph" draw:z-index="5" draw:name="Shape6" draw:style-name="gr1" draw:text-style-name="P79" svg:x1="2.387cm" svg:y1="0.085cm" svg:x2="2.387cm" svg:y2="0.547cm"><text:p/></draw:line></text:p>
      <text:p text:style-name="P14">Transfert co-traductionnel<text:tab/><text:tab/><text:tab/><text:tab/><text:tab/>transfert post-traductionnel</text:p>
      <text:p text:style-name="P14"/>
      <text:p text:style-name="P7">1. Le transfert co-traductionnel</text:p>
      <text:p text:style-name="P3"/>
      <text:p text:style-name="P7">1.1 Synthèse protéique au niveau du REG</text:p>
      <text:p text:style-name="P29"/>
      <text:p text:style-name="P30">1.1.1 Accrochage du ribosome contre le REG</text:p>
      <text:p text:style-name="P14"/>
      <text:p text:style-name="P8"><text:span text:style-name="T9">Les 1</text:span><text:span text:style-name="T28">er</text:span><text:span text:style-name="T9"> a.a traduits forment une séquence hydrophobes (entre 16 – 30 a.a) =&gt; peptide-signal ou séquence signal.</text:span></text:p>
      <text:p text:style-name="P14">Le peptide-signal va être reconnu par la particule SRP (situé dans la membrane du REG)</text:p>
      <text:p text:style-name="P14"/>
      <text:p text:style-name="P14"><text:soft-page-break/>Fig 3 (a)</text:p>
      <text:p text:style-name="P14"/>
      <text:p text:style-name="P8"><text:span text:style-name="T9">Tout cela participe à l’encrage du ribosome et de l’ARN</text:span><text:span text:style-name="T6">m</text:span><text:span text:style-name="T9"> sur la face cytoplasmique du REG (ne rentre pas dans le REG). Ce peptide-signal est aussitôt clivé, il ne fait pas parti de la partie mature.</text:span></text:p>
      <text:p text:style-name="P14"/>
      <text:p text:style-name="P15">préproprotéine + clivage =&gt; proprotéine.</text:p>
      <text:p text:style-name="P15"/>
      <text:p text:style-name="P16">Fig 3 (b)</text:p>
      <text:p text:style-name="P14"/>
      <text:p text:style-name="P31">1.1.2 Transfert de la protéine dans le REG</text:p>
      <text:p text:style-name="P31"/>
      <text:p text:style-name="P16">La chaine peptidique en formation traverse la membrane avec un tunnel protéique. </text:p>
      <text:p text:style-name="P16">L’extrémité N- terminal se trouve dans la lumière du REG et l’extrémité -C termin<text:span text:style-name="T31">a</text:span>l se trouve du côté du cytoplasme. Au fur et à mesure de son allongement, la chaîne peptidique se déploie dans la lumière du REG. </text:p>
      <text:p text:style-name="P16"/>
      <text:p text:style-name="P32">1.1.3 Libération de la protéine dans le REG</text:p>
      <text:p text:style-name="P17"/>
      <text:p text:style-name="P9"><text:span text:style-name="T9">Quand le ribosome arrive sur le codon stop, le ribosome se dissocie de l’ARN</text:span><text:span text:style-name="T6">m</text:span><text:span text:style-name="T9"> , se dissocie en 2 sous-unités et se retrouve libre dans le cytoplasme. La protéine finie de rentrer </text:span><text:span text:style-name="T10">dans la lumière </text:span><text:span text:style-name="T9">et est libérée dans la lumière du REG.</text:span></text:p>
      <text:p text:style-name="P18"/>
      <text:p text:style-name="P19">Les glycosylations se passent dans le REG et le Golgi.</text:p>
      <text:p text:style-name="P19"/>
      <text:p text:style-name="P33">1.1.4 Cas particulier des protéines membranaires intrinsèques</text:p>
      <text:p text:style-name="P10"/>
      <text:p text:style-name="P20"><text:s text:c="12"/>__</text:p>
      <text:p text:style-name="P20">---------| <text:s text:c="2"/>|–------- </text:p>
      <text:p text:style-name="P10"><text:span text:style-name="T9">---------| <text:s text:c="2"/>|—</text:span><text:span text:style-name="T12">| |</text:span><text:span text:style-name="T9">—</text:span></text:p>
      <text:p text:style-name="P11"><text:span text:style-name="T9"><text:s text:c="12"/>–-- <text:s text:c="4"/></text:span><text:span text:style-name="T13">|</text:span></text:p>
      <text:p text:style-name="P11"><text:span text:style-name="T11"><text:tab/> <text:s text:c="8"/></text:span><text:span text:style-name="T13">/</text:span><text:span text:style-name="T11"> <text:s text:c="5"/>protéine intrinsèque</text:span></text:p>
      <text:p text:style-name="P11"><text:span text:style-name="T11"><text:s text:c="21"/></text:span><text:span text:style-name="T13">\</text:span><text:span text:style-name="T9"> </text:span></text:p>
      <text:p text:style-name="P20"><text:tab/><text:tab/></text:p>
      <text:p text:style-name="P20"/>
      <text:p text:style-name="P10"><text:span text:style-name="T9">Les protéines intrinsèques des membranes plasmiques du RER, golgi, lysosome et des noyaux ne sont pas libérées entièrement dans la lumière du REG. Ces protéines possèdent des séquences hydrophobes =&gt; séquences topogènes. Lors du transfert, ces p</text:span><text:span text:style-name="T14">or</text:span><text:span text:style-name="T9">tions hydrophobes restent bloquées dans la membrane =&gt; </text:span><text:span text:style-name="T14">entraîne</text:span><text:span text:style-name="T9"> l’arrêt du transfert. </text:span><text:span text:style-name="T11">S’il y a une deuxième séquence top</text:span><text:span text:style-name="T14">o</text:span><text:span text:style-name="T11">gène, le transfert reprend et s’arrête à la deuxième portion hydrophobe. À la fin de la traduction, la protéine se retrouve dans la même localisation caractéristique.</text:span></text:p>
      <text:p text:style-name="P21"/>
      <text:p text:style-name="P22">Fig 4</text:p>
      <text:p text:style-name="P22"/>
      <text:p text:style-name="P22">Du côté du REG, on a du sucre qui s’installe sur l’extrémité N- terminal à l’intérieur de la lumière.</text:p>
      <text:p text:style-name="P22"/>
      <text:p text:style-name="P34">1.2 Maturation dans le réseau endomembranaire</text:p>
      <text:p text:style-name="P23"/>
      <text:p text:style-name="P23">Ces modifications se font en même temps que l’adressage, d’abord dans le REG puis dans le golgi puis dans les vési<text:span text:style-name="T31">c</text:span>ules issues du golgi.</text:p>
      <text:p text:style-name="P12"><text:soft-page-break/><text:span text:style-name="T8">1.2.1 Obtention de la structure III</text:span><text:span text:style-name="T27">re</text:span><text:span text:style-name="T8"> et IV</text:span><text:span text:style-name="T27">er</text:span><text:span text:style-name="T8"> dans le REG</text:span></text:p>
      <text:p text:style-name="P23"/>
      <text:p text:style-name="P12"><text:span text:style-name="T9">Formation des ponts disulfures (S-S) au fur et à mesure que la protéine sort dans la lumière du REG. En </text:span><text:span text:style-name="T14">parallèle</text:span><text:span text:style-name="T9">, obtention de la structure III</text:span><text:span text:style-name="T28">er</text:span><text:span text:style-name="T9"> correcte la plus stable au fur et à mesure des repliements successifs.</text:span></text:p>
      <text:p text:style-name="P12"><text:span text:style-name="T9">Enfin, obtention de la structure I</text:span><text:span text:style-name="T14">V</text:span><text:span text:style-name="T28">er</text:span><text:span text:style-name="T9"> éventuelle par associations de plusieurs chaînes peptidiques.</text:span></text:p>
      <text:p text:style-name="P23"/>
      <text:p text:style-name="P12"><text:span text:style-name="T8">1.2.2 Glycosylation d</text:span><text:span text:style-name="T25">ans le</text:span><text:span text:style-name="T8"> R</text:span><text:span text:style-name="T25">EG</text:span><text:span text:style-name="T8"> et le Golgi</text:span></text:p>
      <text:p text:style-name="P23"/>
      <text:p text:style-name="P24">Les glycolysation<text:span text:style-name="T31">s</text:span> =&gt; fixations d’oligosaccharide<text:span text:style-name="T31">s</text:span> (sucre) et se p<text:span text:style-name="T31">a</text:span>sse dans le REG et le Golgi.</text:p>
      <text:p text:style-name="P24">Les protéines du cytoplasme ne sont pas glycosylées.</text:p>
      <text:p text:style-name="P24"/>
      <text:p text:style-name="P25">Fig 6</text:p>
      <text:p text:style-name="P25"/>
      <text:p text:style-name="P25">Les oligosaccharides peuvent être liées :</text:p>
      <text:list xml:id="list5406590348847469129" text:style-name="L2">
        <text:list-item>
          <text:p text:style-name="P47">à N : </text:p>
          <text:p text:style-name="P71"><text:span text:style-name="T17">dans le REG sous la forme d’un précurseur de 14 monomères =&gt; accroché au dolichol </text:span><text:span text:style-name="T18">(long lipide terpérique</text:span><text:span text:style-name="T19">) =&gt; transféré sur certains asparagine entourés de certains a.a lorsque la protéine émerge dans la lumière du REG. L’oligosaccharide est aussitôt remanié et va perdre 3 manoses et 1 glucose dans le REG. </text:span><text:span text:style-name="T20">Toutes les protéines quittent le REG avec le même oligosaccharide ; cependant celui va être remodelé dans le golgi de manière sélective.</text:span></text:p>
          <text:p text:style-name="P49"/>
          <text:p text:style-name="P72"><text:span text:style-name="T20">P</text:span><text:span text:style-name="T15">erte/ajout de monomère en fonction des protéines. Donc chaque protéine quitte le golgi avec des oligosaccharides caractérisés. </text:span></text:p>
          <text:p text:style-name="P48"/>
        </text:list-item>
        <text:list-item>
          <text:p text:style-name="P48">à O : I<text:span text:style-name="T29">l s’agit de l’ajout de monomères sur des protéines en cours de traduction parfois et surtout dans le Golgi</text:span></text:p>
        </text:list-item>
      </text:list>
      <text:p text:style-name="P25"/>
      <text:p text:style-name="P35">1.2.3 Clivage dans le vésicules de transport (post-Golgi)</text:p>
      <text:p text:style-name="P50"/>
      <text:p text:style-name="P50">Fig 8</text:p>
      <text:p text:style-name="P50"/>
      <text:p text:style-name="P50">Certaines protéines sont synthétisées sous forme inactives. Cela évite des effets désastreux sur la cellule (hormone, enzymes lytiques) et vont <text:span text:style-name="T31">être</text:span> rendues actives par clivages de certaines portions.</text:p>
      <text:p text:style-name="P50">proprotéines + clivage =&gt; protéine</text:p>
      <text:p text:style-name="P50"/>
      <text:p text:style-name="P36">1.3 Adressage de la protéine</text:p>
      <text:p text:style-name="P26"/>
      <text:p text:style-name="P26">La protéine à adresser possède une étiquette (séquence a.a) pour avoir un adressage correct (séquence <text:span text:style-name="T31">nécessaire</text:span> et suffisante). Après le golgi, la protéine est dirigée vers certaines vésicules de transport grâce à la reconnaissance de cette étiquette par un récepteur de la membrane de la vésicule. La vésicule fusionne avec le bon compartiment avec une protéine de sa membrane qui est reconnue par un récepteur sur la membrane de ce compartiment.</text:p>
      <text:p text:style-name="P26"/>
      <text:p text:style-name="P36">1.3.1 Vers les lysosomes</text:p>
      <text:p text:style-name="P26"/>
      <text:p text:style-name="P26">Fig 9</text:p>
      <text:p text:style-name="P26"/>
      <text:p text:style-name="P26">Il va y avoir des protéines qui vont sortir de la cellule (exocytose) et d’autres vont vers des lysosomes.</text:p>
      <text:p text:style-name="P27"><text:soft-page-break/>Pour un lysosome, l’étiquette est la phophorylation d’un ou plusieurs maloses sur un oligosaccharide lié à N- dans le cis-Golgi et supprimée dans la vésicule de transport.</text:p>
      <text:p text:style-name="P27">Les vésicules de transport reconnaissent la vésicule de transport et fusionne avec le lysosome I<text:span text:style-name="T27">er</text:span>.</text:p>
      <text:p text:style-name="P27"/>
      <text:p text:style-name="P37">1.3.2 Vers la vacuole</text:p>
      <text:p text:style-name="P27"/>
      <text:p text:style-name="P37"><text:span text:style-name="T2">De 50 à 100 a.a identifiés mais le mécanisme d’adressage est </text:span><text:span text:style-name="T3">mal </text:span><text:span text:style-name="T2">connu.</text:span></text:p>
      <text:p text:style-name="P27"/>
      <text:p text:style-name="P53">Vers l’extérieur de la membrane plasmique, il n’y a pas d’étiquette, c’est l’adressage par défaut. (si pas d’étiquette =&gt; sort de la cellule). Il y a deux types de protéines : </text:p>
      <text:list xml:id="list7753814705935537565" text:style-name="L3">
        <text:list-item>
          <text:p text:style-name="P54">de sécrétion</text:p>
        </text:list-item>
        <text:list-item>
          <text:p text:style-name="P54">les protéines membranaires intrinsèques : ancrées dans la paroi de la cellule.</text:p>
        </text:list-item>
      </text:list>
      <text:p text:style-name="P68"/>
      <text:p text:style-name="P68">1.3.3 Vers l’extérieur ou la membrane plasmique</text:p>
      <text:p text:style-name="P55"/>
      <text:p text:style-name="P28">Les glycosylations se trouvent à l’extérieur de la cellule. <text:span text:style-name="T30">Les protéines sont intrinsèques.</text:span></text:p>
      <text:p text:style-name="P28"/>
      <text:p text:style-name="P38">1.3.4 Reste dans le Golgi</text:p>
      <text:p text:style-name="P56"/>
      <text:p text:style-name="P56">Il y a une étiquette transmembranaire particulière en forme hélice.</text:p>
      <text:p text:style-name="P56"/>
      <text:p text:style-name="P38">1.3.5 Dans le RE</text:p>
      <text:p text:style-name="P56"/>
      <text:p text:style-name="P56">Ce sont 4 a.a (Lys – Asp - Gly - Leu) qui sont du côté -C terminal de la protéine et sont reconnus par des récepteurs de la membrane du RE et l’étiquette est aussi reconnue par des <text:span text:style-name="T32">récepteurs</text:span> du Golgi qui ramène ces protéines dans le REG.</text:p>
      <text:p text:style-name="P56"/>
      <text:p text:style-name="P38">1.3.6 Vers l’enveloppe nucléaire</text:p>
      <text:p text:style-name="P56"/>
      <text:p text:style-name="P56">L’étiquette est inconnue et ses protéines migrent sans doute depuis le REG et ce sont les <text:span text:style-name="T32">protéines</text:span> des ports nucléaires.</text:p>
      <text:p text:style-name="P56"/>
      <text:p text:style-name="P39">2. Le transfert post-traductionnel</text:p>
      <text:p text:style-name="P57"/>
      <text:p text:style-name="P39">2.1 Synthèse protéique dans le cytoplasme</text:p>
      <text:p text:style-name="P57"/>
      <text:p text:style-name="P58">Pas de petide<text:span text:style-name="T32">s</text:span>-signal =&gt; pas d’accrochage du <text:span text:style-name="T32">ribosome</text:span> au REG donc la protéine est libérée dans le cytoplasme.</text:p>
      <text:p text:style-name="P58"/>
      <text:p text:style-name="P40">2.2 Maturation dans le cytoplasme</text:p>
      <text:p text:style-name="P58"/>
      <text:p text:style-name="P40"><text:span text:style-name="T2">On observe des repliements pour avoir des structures III</text:span><text:span text:style-name="T28">er</text:span><text:span text:style-name="T2"> et I</text:span><text:span text:style-name="T5">V</text:span><text:span text:style-name="T28">er</text:span><text:span text:style-name="T2">, il y a très </text:span><text:span text:style-name="T5">p</text:span><text:span text:style-name="T2">eu de ponts disulfures et quasiment pas de glycosylation. </text:span></text:p>
      <text:p text:style-name="P59"/>
      <text:p text:style-name="P41">2.3 Adressage de la protéine</text:p>
      <text:p text:style-name="P41"/>
      <text:p text:style-name="P41">2.3.1 Vers le noyau</text:p>
      <text:p text:style-name="P60"/>
      <text:p text:style-name="P41"><text:soft-page-break/><text:span text:style-name="T2">Les protéines passent par les ports nucléaires et sont pourvues de 5 a.a basiques qui forment la séquence NLS. Cette étiquette n’est pas ex</text:span><text:span text:style-name="T4">c</text:span><text:span text:style-name="T2">isée et est reconnue par des récepteurs côté cytoplasmique des ports (ex : histones).</text:span></text:p>
      <text:p text:style-name="P60"/>
      <text:p text:style-name="P42">2.3.2 Vers la mitochondrie</text:p>
      <text:p text:style-name="P61"/>
      <text:p text:style-name="P61">Fig 12</text:p>
      <text:p text:style-name="P61"/>
      <text:p text:style-name="P61">Il y a 10 – 20 protéines pour coder et synthétisées par la mitochondrie elle-même. Les autres sont codées dans le noyau et synthétisées dans le cytoplasme. On distingue 3 espaces : </text:p>
      <text:p text:style-name="P61"/>
      <text:list xml:id="list2948700087928789298" text:style-name="L4">
        <text:list-item>
          <text:p text:style-name="P62">l’envoi vers la matrice ou la membrane interne : étiquette de 5 a.a basiques du côté N- terminal. Les protéines passent sous forme déployées dans un tunnel à travers les 2 membranes puis <text:span text:style-name="T32">l’étiquette</text:span> est excisée, les protéines subissent des repliements. Si elles sont <text:span text:style-name="T32">hydrophiles</text:span>, elles vont dans la matrice mais si elles possèdent des <text:span text:style-name="T32">portions</text:span> hydrophobes, elles s’insèrent dans la membrane interne.</text:p>
          <text:p text:style-name="P62"/>
        </text:list-item>
        <text:list-item>
          <text:p text:style-name="P62">dans l’espace intermembranaire : si présence d’une deuxième étiquette, la protéine retraverse la membrane interne et s’accumule dans l’espace intermembranaire, l’étiquette est excisée et la protéine se replie.</text:p>
          <text:p text:style-name="P62"/>
        </text:list-item>
        <text:list-item>
          <text:p text:style-name="P73"><text:span text:style-name="T21">Vers la membrane externe, il peut y avoir une deuxième étiquette ce qui fait que la protéine reste bloquée lors du transfert dans la matrice et reste ancrée dans la me</text:span><text:span text:style-name="T24">m</text:span><text:span text:style-name="T21">brane externe. </text:span><text:span text:style-name="T22">Cette étiquette n’est pas excisée car elle correspond à la future portion transmembranaire.</text:span></text:p>
        </text:list-item>
      </text:list>
      <text:p text:style-name="P63"/>
      <text:p text:style-name="P46"><text:span text:style-name="T22">I</text:span><text:span text:style-name="T21">l existe donc un système qui permet l’adressage correct de chaque protéine.</text:span></text:p>
      <text:p text:style-name="P64"/>
      <text:p text:style-name="P69">2.3.3 Vers le chloroplaste</text:p>
      <text:p text:style-name="P64"/>
      <text:p text:style-name="P64">Il y a 80 protéines qui sont synthétisés dans le chloroplaste tandis que d’autres sont codées dans le noyau et sont synthétisées dans le cytoplasme.</text:p>
      <text:p text:style-name="P64"/>
      <text:p text:style-name="P64">Il existe 2 types d’adressage :</text:p>
      <text:list xml:id="list3063051934920733085" text:style-name="L5">
        <text:list-item>
          <text:p text:style-name="P65">Vers le stroma : il y a une étiquette mais pas de motifs communs, la protéine traverse un tunnel entre les 2 membranes, l’étiquette est excisée et la protéine se replie</text:p>
          <text:p text:style-name="P65"/>
        </text:list-item>
        <text:list-item>
          <text:p text:style-name="P65">Vers les thylakoïdes : Il y a une deuxième étiquette qui fait traverser la membrane du thylakoïde et puis qui va être clivée.</text:p>
        </text:list-item>
      </text:list>
      <text:p text:style-name="P64"/>
      <text:p text:style-name="P66">Fig 14</text:p>
      <text:p text:style-name="P66"/>
      <text:p text:style-name="P70">2.3.4 Autres destinations</text:p>
      <text:p text:style-name="P67"/>
      <text:p text:style-name="P45"><text:span text:style-name="T24">Étiquette</text:span><text:span text:style-name="T21"> vers le glyoxysome et le peroxysome (Ser – Lys – Leu) qui n’est pas excisée.</text:span><text:span text:style-name="T23"> </text:span><text:span text:style-name="T21">Vers le cytoplasme c’est l’adressage par défaut, il n’y a pas d’étiquettes (ex : protéine du cytosquelette)</text:span></text:p>
      <text:p text:style-name="P45"><text:span text:style-name="T21">Les protéines membranaires périphériques migrent vers le cytoplasme et viennent se coller à la membrane par des liaisons fa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0:29:37.969591608</meta:creation-date>
    <dc:date>2017-01-02T22:15:05.066000000</dc:date>
    <meta:editing-duration>PT2H9M21S</meta:editing-duration>
    <meta:editing-cycles>34</meta:editing-cycles>
    <meta:generator>LibreOffice/5.1.5.2$Windows_x86 LibreOffice_project/7a864d8825610a8c07cfc3bc01dd4fce6a9447e5</meta:generator>
    <meta:document-statistic meta:table-count="1" meta:image-count="0" meta:object-count="0" meta:page-count="5" meta:paragraph-count="127" meta:word-count="1548" meta:character-count="9406" meta:non-whitespace-character-count="7919"/>
  </office:meta>
</office:document-meta>
</file>